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fo:font-weight="bold"/>
    </style:style>
    <style:style style:name="P3" style:family="paragraph" style:parent-style-name="Standard">
      <style:text-properties fo:font-weight="bold"/>
    </style:style>
    <style:style style:name="P4" style:family="paragraph" style:parent-style-name="Standard">
      <style:paragraph-properties fo:margin-top="0cm" fo:margin-bottom="0.499cm"/>
    </style:style>
    <style:style style:name="P5" style:family="paragraph" style:parent-style-name="Preformatted_20_Text">
      <style:paragraph-properties fo:margin-top="0cm" fo:margin-bottom="0.499cm" fo:text-align="start" style:justify-single-word="false" style:writing-mode="lr-tb"/>
      <style:text-properties fo:language="fr" fo:country="FR"/>
    </style:style>
    <style:style style:name="P6" style:family="paragraph" style:parent-style-name="Text_20_body" style:list-style-name="L1"/>
    <style:style style:name="P7" style:family="paragraph" style:parent-style-name="Text_20_body">
      <style:paragraph-properties fo:margin-top="0cm" fo:margin-bottom="0cm"/>
    </style:style>
    <style:style style:name="P8" style:family="paragraph" style:parent-style-name="Text_20_body" style:list-style-name="L1">
      <style:paragraph-properties fo:margin-top="0cm" fo:margin-bottom="0cm"/>
    </style:style>
    <style:style style:name="P9" style:family="paragraph" style:parent-style-name="Preformatted_20_Text">
      <style:paragraph-properties fo:margin-top="0cm" fo:margin-bottom="0.499cm" fo:text-align="start" style:justify-single-word="false" style:writing-mode="lr-tb"/>
      <style:text-properties style:font-name="Times New Roman1" fo:font-size="15pt" fo:language="fr" fo:country="FR" fo:font-weight="bold" style:font-size-asian="15pt" style:font-weight-asian="bold" style:font-size-complex="15pt" style:font-weight-complex="bold"/>
    </style:style>
    <style:style style:name="P10" style:family="paragraph" style:parent-style-name="Preformatted_20_Text">
      <style:paragraph-properties fo:margin-top="0cm" fo:margin-bottom="0.499cm" fo:text-align="start" style:justify-single-word="false" style:writing-mode="lr-tb"/>
      <style:text-properties style:font-name="Times New Roman1" fo:font-size="12pt" fo:language="fr" fo:country="FR" style:font-size-asian="12pt" style:font-size-complex="12pt"/>
    </style:style>
    <style:style style:name="P11" style:family="paragraph" style:parent-style-name="Preformatted_20_Text">
      <style:paragraph-properties fo:text-align="start" style:justify-single-word="false" style:writing-mode="lr-tb"/>
      <style:text-properties style:font-name="Times New Roman1" fo:font-size="12pt" fo:language="fr" fo:country="FR" style:font-size-asian="12pt" style:font-size-complex="12pt"/>
    </style:style>
    <style:style style:name="P12" style:family="paragraph" style:parent-style-name="Preformatted_20_Text">
      <style:paragraph-properties fo:text-align="start" style:justify-single-word="false" style:writing-mode="lr-tb"/>
      <style:text-properties style:font-name="Times New Roman1" fo:font-size="12pt" style:font-size-asian="12pt" style:font-size-complex="12pt"/>
    </style:style>
    <style:style style:name="P13" style:family="paragraph" style:parent-style-name="Standard">
      <style:paragraph-properties fo:margin-top="0cm" fo:margin-bottom="0cm"/>
      <style:text-properties fo:font-weight="bold"/>
    </style:style>
    <style:style style:name="P14" style:family="paragraph" style:parent-style-name="Standard">
      <style:paragraph-properties fo:margin-top="0cm" fo:margin-bottom="0.499cm" fo:text-align="start" style:justify-single-word="false" style:writing-mode="lr-tb"/>
      <style:text-properties fo:language="fr" fo:country="F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ior Big Data ETL Developer-3DJ6B</text:p>
      <text:p text:style-name="Standard"/>
      <text:p text:style-name="Standard"><text:span text:style-name="T1">Description</text:span>:</text:p>
      <text:p text:style-name="P3">Senior Big Data ETL Developer</text:p>
      <text:p text:style-name="P3">Baltimore, MD</text:p>
      <text:p text:style-name="P4"/>
      <text:p text:style-name="P3">FUNCTION</text:p>
      <text:p text:style-name="Standard">This position is an opportunity to use Informatica Big Data Management(BDM) with HDFS(Cloudera), Spark and Kafka technology for batch and streaming analytics. </text:p>
      <text:p text:style-name="Standard"/>
      <text:p text:style-name="Standard">Seeking a Big Data Engineer who possesses a base of programming skills and have a passion to learn new tools and techniques in a big data landscape that is endlessly changing. Data processes in BDM, if appropriate, include ingestion, standardization, metadata management, business rule curation, data enhancement, and statistical computation against data sources that include relational, XML,JSON, streaming, REST API, and unstructured data. BDM has provided a metadata injection layer for data ingestion across six SQLServer sources that will be leveraged for additional source ingestion.</text:p>
      <text:p text:style-name="P4"/>
      <text:p text:style-name="P3">RESPONSIBILITIES</text:p>
      <text:p text:style-name="Standard">The role has responsibility to understand, prepare, process and analyze data to drive operational, analytical and strategic business decisions. The Senior Big Data Engineer will work closely with big data engineers, product owners, information engineers, data scientists, data modelers, infrastructure support and data governance positions. This role requires exceptional BDM developer skills who can mentor big data engineers in the appropriate solution architecture and BDM development practices. </text:p>
      <text:p text:style-name="Standard"/>
      <text:p text:style-name="Standard">While you do not have to have big data skills, we are seeking BDM engineers who start with a base of programming skills but who also love to learn new tools and techniques in a big data landscape that is endlessly changing. </text:p>
      <text:p text:style-name="P4"/>
      <text:list xml:id="list5365992708281464278" text:style-name="L1">
        <text:list-item>
          <text:p text:style-name="P8">Build end to end data flows from sources to fully curated and enhanced data sets. This can include the effort to locate and analyze source data, create data flows to extract, profile, and store ingested data, define and build data cleansing and imputation, map to a common data model, transform to satisfy business rules and statistical computations, and validate data content. </text:p>
        </text:list-item>
        <text:list-item>
          <text:p text:style-name="P8">Produce data building blocks, data models, and data flows for varying client demands such as dimensional data, data feeds, dashboard reporting, and data science research &amp; exploration </text:p>
        </text:list-item>
        <text:list-item>
          <text:p text:style-name="P8">Create, modify and maintain BDM code and complex SQL for BI/DW data flows</text:p>
        </text:list-item>
        <text:list-item>
          <text:p text:style-name="P8">Learn to program in Spark and Python where BDM Spark co-generation is not adequate Produce automated tests of data flow components </text:p>
        </text:list-item>
        <text:list-item>
          <text:p text:style-name="P8">Use knowledge of the business to automate business-specific tests for data content quality</text:p>
        </text:list-item>
        <text:list-item>
          <text:p text:style-name="P8">Automate code deployment and promotion </text:p>
        </text:list-item>
        <text:list-item>
          <text:p text:style-name="P8">Build automated orchestration with BDM and error handling for use by production operation teams •Provide technical expertise to diagnose errors from production support teams </text:p>
        </text:list-item>
        <text:list-item>
          <text:p text:style-name="P8">Collaborate with team members in an Agile team (e.g., Scrum) </text:p>
        </text:list-item>
        <text:list-item>
          <text:p text:style-name="P8">Participate as both leader and learner in team tasks for architecture, design and analysis </text:p>
        </text:list-item>
        <text:list-item>
          <text:p text:style-name="P6">Coordinate within collocated on-site teams as well as with work plans for off-shore <text:soft-page-break/>resources </text:p>
        </text:list-item>
      </text:list>
      <text:p text:style-name="P1"><text:span text:style-name="T1">MINIMUM QUALIFICATIONS</text:span><text:line-break/>Minimum of two years college with at least ten years involvement in systems analysis and application development, or an equivalent combination of education and experience.</text:p>
      <text:p text:style-name="P1"/>
      <text:p text:style-name="P1">Experience with development of metadata-driven and fully parameterized BDM environments </text:p>
      <text:p text:style-name="P1">Advanced SQL coding skills for data transformations, profiling, and query tasks </text:p>
      <text:p text:style-name="P1">Unix commands and scripting </text:p>
      <text:p text:style-name="P1">Experience in agile environments such as scrum and Kanban </text:p>
      <text:p text:style-name="P1">Preference for experience in Hadoop fundamentals and architecture: HDFS, map-reduce, job performance </text:p>
      <text:p text:style-name="P1">Preference for open source big data skills in tools such as Hive, HBase, parquet, Spark SQL </text:p>
      <text:p text:style-name="P1">Programming in a language such as Python (preferred), Scala, etc.</text:p>
      <text:p text:style-name="Text_20_body"/>
      <text:p text:style-name="P2">IDEAL QUALIFICATIONS PREFERRED</text:p>
      <text:p text:style-name="P1">Five years of ETL tool experience which can be from other tools such as Talend, DataStage, and Informatica </text:p>
      <text:p text:style-name="P1"/>
      <text:p text:style-name="P1">Bachelor’s degree in Computer Science or related discipline preferred</text:p>
      <text:p text:style-name="P1"/>
      <text:p text:style-name="P1"><text:line-break/><text:span text:style-name="T1">ABOUT M&amp;T</text:span><text:line-break/>At M&amp;T, we understand what's important when you're considering a career change: a company with a solid history of responsible growth and positive earnings. A company committed to the communities it serves, one that rewards performance and provides employees with opportunities to direct their own career paths. M&amp;T is a company with a focus on the future<text:span text:style-name="T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3">Senior Big Data ETL Developer-3DJ6B</text:p>
      <text:p text:style-name="P1"/>
      <text:p text:style-name="P1"/>
      <text:p text:style-name="P1">FONCTION</text:p>
      <text:p text:style-name="P11"><text:bookmark text:name="tw-target-text"/>Cette position est l’occasion d’utiliser Informatica Big Data Management (BDM) avec la technologie HDFS (Cloudera), Spark et Kafka pour l’analyse par lots et en continu.</text:p>
      <text:p text:style-name="P12"/>
      <text:p text:style-name="P10">À la recherche d'un ingénieur du Big Data qui possède une base de compétences en programmation et qui est passionné par l'apprentissage de nouveaux outils et techniques dans un environnement de données volumineuses en constante évolution. Le cas échéant, les processus de données dans BDM incluent l'ingestion, la normalisation, la gestion des métadonnées, la gestion des règles métier, l'amélioration des données et le calcul statistique sur les sources de données relationnelles, XML, JSON, streaming, REST API et non structurées. BDM a fourni une couche d'injection de métadonnées pour l'ingestion de données sur six sources SQLServer qui seront utilisées pour une ingestion de source supplémentaire.</text:p>
      <text:p text:style-name="P9">Responsabilités :</text:p>
      <text:p text:style-name="P14"><text:bookmark text:name="result_box"/>Le rôle est chargé de comprendre, de préparer, de traiter et d’analyser les données afin de prendre des décisions opérationnelles, analytiques et stratégiques. L'ingénieur principal du Big Data travaillera en étroite collaboration avec les ingénieurs Big Data, les propriétaires de produits, les ingénieurs de l'information, les scientifiques des données, les modélisateurs de données, le support d'infrastructure et les postes de gouvernance des données. Ce rôle nécessite des compétences exceptionnelles en matière de développement BDM, qui peuvent guider les ingénieurs Big Data dans l'architecture de solution et les pratiques de développement BDM appropriées.<text:line-break/><text:line-break/>Bien que vous n'ayez pas besoin de compétences en Big Data, nous recherchons des ingénieurs BDM qui commencent par une base de compétences en programmation mais qui aiment aussi apprendre de nouveaux outils et techniques dans un environnement de données volumineuses en constante évolution. </text:p>
      <text:p text:style-name="P14"><text:bookmark text:name="result_box1"/>Constituez des flux de données de bout en bout des sources vers des ensembles de données entièrement organisés et améliorés. Cela peut inclure des efforts pour localiser et analyser les données sources, créer des flux de données pour extraire, profiler et stocker les données ingérées, définir et créer un nettoyage et une imputation des données, mapper sur un modèle de données commun, valider le contenu des données.<text:line-break/>Produire des blocs de construction de données, des modèles de données et des flux de données pour différentes demandes client, telles que les données dimensionnelles, les flux de données, les rapports de tableau de bord et la recherche et l'exploration en science des données<text:line-break/>Créer, modifier et gérer le code BDM et le SQL complexe pour les flux de données BI / DW<text:line-break/>Apprenez à programmer dans Spark et Python où la co-génération BDM Spark n'est pas adéquate Produisez des tests automatisés des composants de flux de données<text:line-break/>Utiliser les connaissances de l'entreprise pour automatiser les tests spécifiques à l'entreprise pour la qualité du contenu des données<text:line-break/>Automatiser le déploiement et la promotion du code<text:line-break/>Créez une orchestration automatisée avec BDM et une gestion des erreurs pour une utilisation par les équipes des opérations de production • Fournissez une expertise technique pour diagnostiquer les erreurs des équipes de support de production<text:line-break/>Collaborer avec les membres de l'équipe dans une équipe Agile (par exemple, Scrum)<text:line-break/>Participer en tant que leader et apprenant aux tâches d'équipe pour l'architecture, la conception et l'analyse<text:line-break/><text:soft-page-break/>Coordonner au sein des équipes sur place et avec les plans de travail pour les ressources off-shore </text:p>
      <text:p text:style-name="P14"/>
      <text:p text:style-name="P14"><text:bookmark text:name="result_box2"/><text:span text:style-name="T2">QUALIFICATIONS MINIMALES</text:span><text:line-break/>Au moins deux années d'études collégiales avec au moins dix ans d'expérience dans l'analyse de systèmes et le développement d'applications, ou une combinaison équivalente d'études et d'expérience.<text:line-break/><text:line-break/>Expérience dans le développement d'environnements BDM pilotés par métadonnées et entièrement paramétrables<text:line-break/>Compétences avancées en matière de codage SQL pour les transformations de données, le profilage et les tâches de requête<text:line-break/>Commandes et scripts Unix<text:line-break/>Expérience dans des environnements agiles tels que scrum et Kanban<text:line-break/>Préférence pour l'expérience dans les fondamentaux et l'architecture Hadoop: HDFS, réduire les cartes, performances des tâches<text:line-break/>Préférence pour les compétences Big Data open source dans des outils tels que Hive, HBase, parquet, Spark SQL Programming dans un langage tel que Python (préféré), Scala, etc. </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siba derrouiche</meta:initial-creator>
    <meta:creation-date>2018-09-07T11:55:29.04</meta:creation-date>
    <dc:date>2018-09-14T20:06:29.16</dc:date>
    <dc:creator>hassiba derrouiche</dc:creator>
    <meta:editing-duration>PT23H42M12S</meta:editing-duration>
    <meta:editing-cycles>3</meta:editing-cycles>
    <meta:generator>OpenOffice/4.1.4$Win32 OpenOffice.org_project/414m5$Build-9788</meta:generator>
    <meta:document-statistic meta:table-count="0" meta:image-count="0" meta:object-count="0" meta:page-count="4" meta:paragraph-count="40" meta:word-count="1286" meta:character-count="8589"/>
  </office:meta>
</office:document-meta>
</file>